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8.306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19.798cm"/>
    </style:style>
    <style:style style:name="co9" style:family="table-column">
      <style:table-column-properties fo:break-before="auto" style:column-width="2.812cm"/>
    </style:style>
    <style:style style:name="co10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table:style-name="ce4" office:value-type="time" office:time-value="PT08H45M00S">
            <text:p>08:45</text:p>
          </table:table-cell>
          <table:table-cell table:style-name="ce4"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0H15M00S">
            <text:p>10:15</text:p>
          </table:table-cell>
          <table:table-cell table:style-name="ce4"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11H46M00S">
            <text:p>11:46</text:p>
          </table:table-cell>
          <table:table-cell table:style-name="ce4"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12H01M00S">
            <text:p>12:01</text:p>
          </table:table-cell>
          <table:table-cell table:style-name="ce4"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table:style-name="ce4" office:value-type="time" office:time-value="PT12H16M00S">
            <text:p>12:16</text:p>
          </table:table-cell>
          <table:table-cell table:style-name="ce4"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2H29M00S">
            <text:p>12:29:00</text:p>
          </table:table-cell>
          <table:table-cell table:style-name="ce5" office:value-type="time" office:time-value="PT12H40M00S">
            <text:p>12:40:0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table:style-name="ce5" office:value-type="time" office:time-value="PT12H41M00S">
            <text:p>12:41:00</text:p>
          </table:table-cell>
          <table:table-cell table:style-name="ce5" office:value-type="time" office:time-value="PT12H45M00S">
            <text:p>12:45:00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table:style-name="ce4" office:value-type="time" office:time-value="PT13H45M00S">
            <text:p>13:45</text:p>
          </table:table-cell>
          <table:table-cell table:style-name="ce4"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table:style-name="ce5" office:value-type="time" office:time-value="PT14H05M00S">
            <text:p>14:05:00</text:p>
          </table:table-cell>
          <table:table-cell table:style-name="ce5" office:value-type="time" office:time-value="PT14H15M00S">
            <text:p>14:15:00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style-name="ce5" office:value-type="time" office:time-value="PT14H30M00S">
            <text:p>14:30:00</text:p>
          </table:table-cell>
          <table:table-cell table:style-name="ce5" office:value-type="time" office:time-value="PT14H37M00S">
            <text:p>14:37:0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 table:number-columns-repeated="5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5"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dinsdag</text:p>
          </table:table-cell>
          <table:table-cell table:style-name="ce3"/>
          <table:table-cell table:number-columns-repeated="2" table:style-name="ce4"/>
          <table:table-cell office:value-type="float" office:value="1">
            <text:p>1</text:p>
          </table:table-cell>
          <table:table-cell/>
          <table:table-cell table:formula="of:=[.D8] - [.C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">
            <text:p>2</text:p>
          </table:table-cell>
          <table:table-cell/>
          <table:table-cell table:formula="of:=[.D9] - [.C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3">
            <text:p>3</text:p>
          </table:table-cell>
          <table:table-cell/>
          <table:table-cell table:formula="of:=[.D10] - [.C1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4">
            <text:p>4</text:p>
          </table:table-cell>
          <table:table-cell/>
          <table:table-cell table:formula="of:=[.D11] - [.C1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5">
            <text:p>5</text:p>
          </table:table-cell>
          <table:table-cell/>
          <table:table-cell table:formula="of:=[.D12] - [.C1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8">
            <text:p>8</text:p>
          </table:table-cell>
          <table:table-cell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 table:style-name="ce4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39])" office:value-type="time" office:time-value="PT00H00M00S">
            <text:p>00:00:00</text:p>
          </table:table-cell>
        </table:table-row>
      </table:table>
      <table:table table:name="totaal" table:style-name="ta1" table:print="false"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style-name="Default"/>
          <table:table-cell/>
        </table:table-row>
        <table:table-row table:style-name="ro2">
          <table:table-cell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formula="of:=['Weeknummer 49'.G41]" office:value-type="time" office:time-value="PT00H00M00S">
            <text:p>00:00:00</text:p>
          </table:table-cell>
        </table:table-row>
        <table:table-row table:style-name="ro2">
          <table:table-cell table:style-name="Default" office:value-type="float" office:value="49">
            <text:p>49</text:p>
          </table:table-cell>
          <table:table-cell table:style-name="ce5"/>
        </table:table-row>
        <table:table-row table:style-name="ro2">
          <table:table-cell office:value-type="string">
            <text:p>totaal:</text:p>
          </table:table-cell>
          <table:table-cell table:formula="of:=SUM([.B8:.B10])" office:value-type="time" office:time-value="PT04H20M00S">
            <text:p>04:20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-11-2013</text:date>, <text:time>14:38:2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1-25T14:38:20.57</dc:date>
    <dc:creator>Kevin Kentie</dc:creator>
    <meta:editing-duration>PT5H52M48S</meta:editing-duration>
    <meta:editing-cycles>11</meta:editing-cycles>
    <meta:generator>OpenOffice/4.0.1$Win32 OpenOffice.org_project/401m5$Build-9714</meta:generator>
    <meta:document-statistic meta:table-count="3" meta:cell-count="319" meta:object-count="0"/>
  </office:meta>
</office:document-meta>
</file>